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L</mi>
              <mtext>Offen</mtext>
            </msub>
            <mrow>
              <mspace width="2em"/>
              <mo stretchy="false">=</mo>
              <mspace width="2em"/>
            </mrow>
            <mi>n</mi>
            <mspace width="0.5em"/>
            <mfrac>
              <msub>
                <mi mathvariant="normal">λ</mi>
                <mi>n</mi>
              </msub>
              <mn>2</mn>
            </mfrac>
            <mrow>
              <mspace width="2em"/>
              <mo stretchy="false">=</mo>
              <mspace width="2em"/>
            </mrow>
            <mfrac>
              <mrow>
                <mi>n</mi>
                <mspace width="0.5em"/>
                <mi>c</mi>
              </mrow>
              <mrow>
                <mn>2</mn>
                <mspace width="0.5em"/>
                <msub>
                  <mi>f</mi>
                  <mi>n</mi>
                </msub>
              </mrow>
            </mfrac>
            <mspace width="6em"/>
            <mtext>;</mtext>
            <mspace width="4em"/>
            <mi>n</mi>
            <mrow>
              <mspace width="2em"/>
              <mo stretchy="false">=</mo>
              <mspace width="2em"/>
            </mrow>
            <mn>1</mn>
            <mi>,</mi>
            <mn>2</mn>
            <mi>,</mi>
            <mn>3</mn>
            <mi>,</mi>
            <mo stretchy="false">…</mo>
          </mrow>
        </mtd>
      </mtr>
      <mtr>
        <mtd>
          <mrow>
            <msub>
              <mi>f</mi>
              <mtext>n</mtext>
            </msub>
            <mrow>
              <mspace width="2em"/>
              <mo stretchy="false">=</mo>
              <mspace width="2em"/>
            </mrow>
            <mfrac>
              <mrow>
                <mi>n</mi>
                <mspace width="0.5em"/>
                <mi>c</mi>
              </mrow>
              <mrow>
                <mn>2</mn>
                <mspace width="0.5em"/>
                <msub>
                  <mi>L</mi>
                  <mtext>Offen</mtext>
                </msub>
              </mrow>
            </mfrac>
            <mspace width="6em"/>
            <mtext>;</mtext>
            <mspace width="4em"/>
            <mi>n</mi>
            <mrow>
              <mspace width="2em"/>
              <mo stretchy="false">=</mo>
              <mspace width="2em"/>
            </mrow>
            <mn>1</mn>
            <mi>,</mi>
            <mn>2</mn>
            <mi>,</mi>
            <mn>3</mn>
            <mi>,</mi>
            <mo stretchy="false">…</mo>
          </mrow>
        </mtd>
      </mtr>
      <mtr>
        <mtd>
          <mrow>
            <msub>
              <mi mathvariant="normal">λ</mi>
              <mi>n</mi>
            </msub>
            <mrow>
              <mspace width="2em"/>
              <mo stretchy="false">=</mo>
              <mspace width="2em"/>
            </mrow>
            <mfrac>
              <mi>c</mi>
              <msub>
                <mi>f</mi>
                <mi>n</mi>
              </msub>
            </mfrac>
          </mrow>
        </mtd>
      </mtr>
    </mtable>
    <annotation encoding="StarMath 5.0">L _"Offen" ~=~ n ` %ilambda _n over 2 ~=~ 
{ n ` c } over { 2 ` f _n } ~~~";"~~ n~=~ 1 , 2 , 3 , dotslow newline 

f _"n" ~=~ {n ` c} over {2 ` L _"Offen"} ~~~";"~~ n~=~ 1 , 2 , 3 , dotslow newline 
%ilambda _n ~=~ c over f 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13:47.440000000</meta:creation-date>
    <dc:date>2015-04-15T23:19:51.190000000</dc:date>
    <meta:editing-duration>PT6M3S</meta:editing-duration>
    <meta:editing-cycles>1</meta:editing-cycles>
    <meta:generator>LibreOffice/4.3.4.1$Windows_x86 LibreOffice_project/bc356b2f991740509f321d70e4512a6a54c5f243</meta:generator>
  </office:meta>
</office:document-meta>
</file>